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entFileFactory.createTransientFile( String prefix , String suffix ,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ribundFileReference.MoribundFileReference( File file , ReferenceQueue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entFileFactory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FileFactory.TransientFile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ansientFileFactory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FileFactory.do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ientFile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perThread.ReaperThrea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ibundFileReference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perThread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